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7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dad7" style:font-weight-asian="bold" style:font-weight-complex="bold"/>
    </style:style>
    <style:style style:name="T3" style:family="text">
      <style:text-properties fo:font-weight="bold" officeooo:rsid="001094ec" style:font-weight-asian="bold" style:font-weight-complex="bold"/>
    </style:style>
    <style:style style:name="T4" style:family="text">
      <style:text-properties fo:font-weight="bold" officeooo:rsid="001c6be2" style:font-weight-asian="bold" style:font-weight-complex="bold"/>
    </style:style>
    <style:style style:name="T5" style:family="text">
      <style:text-properties fo:font-weight="normal" officeooo:rsid="0017d5d1" style:font-weight-asian="normal" style:font-weight-complex="normal"/>
    </style:style>
    <style:style style:name="T6" style:family="text">
      <style:text-properties fo:font-weight="normal" officeooo:rsid="0018c2f9" style:font-weight-asian="normal" style:font-weight-complex="normal"/>
    </style:style>
    <style:style style:name="T7" style:family="text">
      <style:text-properties fo:font-weight="normal" officeooo:rsid="001a78ee" style:font-weight-asian="normal" style:font-weight-complex="normal"/>
    </style:style>
    <style:style style:name="T8" style:family="text">
      <style:text-properties fo:font-weight="normal" officeooo:rsid="001c6be2" style:font-weight-asian="normal" style:font-weight-complex="normal"/>
    </style:style>
    <style:style style:name="T9" style:family="text">
      <style:text-properties fo:font-weight="normal" officeooo:rsid="001cdad7" style:font-weight-asian="normal" style:font-weight-complex="normal"/>
    </style:style>
    <style:style style:name="T10" style:family="text">
      <style:text-properties fo:font-weight="normal" officeooo:rsid="001094ec" style:font-weight-asian="normal" style:font-weight-complex="normal"/>
    </style:style>
    <style:style style:name="T11" style:family="text">
      <style:text-properties officeooo:rsid="0015eb60"/>
    </style:style>
    <style:style style:name="T12" style:family="text">
      <style:text-properties officeooo:rsid="001a78ee"/>
    </style:style>
    <style:style style:name="T13" style:family="text">
      <style:text-properties officeooo:rsid="001c6b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Ejercicio 1: </text:span><text:span text:style-name="T9">Perfecto</text:span><text:span text:style-name="T8"> (10/10).</text:span></text:p>
      <text:p text:style-name="P4"/>
      <text:p text:style-name="P2"><text:span text:style-name="T1">Ejercicio 2:</text:span> <text:span text:style-name="T13">Perfecto</text:span> (<text:span text:style-name="T13">10</text:span>/10).</text:p>
      <text:p text:style-name="P4"/>
      <text:p text:style-name="P6"><text:span text:style-name="T1">Ejercicio 3:</text:span> <text:span text:style-name="T13">Perfecto</text:span> (<text:span text:style-name="T13">10</text:span>/10).</text:p>
      <text:p text:style-name="P6"/>
      <text:p text:style-name="P6"><text:span text:style-name="T1">Ejercicio 4:</text:span> <text:span text:style-name="T13">Perfecto</text:span> (<text:span text:style-name="T13">10</text:span>/10).</text:p>
      <text:p text:style-name="P5"/>
      <text:p text:style-name="P7"><text:span text:style-name="T1">Ejercicio 5:</text:span> <text:span text:style-name="T13">Perfecto (10/10).</text:span></text:p>
      <text:p text:style-name="P5"/>
      <text:p text:style-name="P7"><text:span text:style-name="T1">Ejercicio 6: </text:span><text:span text:style-name="T8">Perfecto</text:span><text:span text:style-name="T10"> (</text:span><text:span text:style-name="T8">10</text:span><text:span text:style-name="T10">/10).</text:span></text:p>
      <text:p text:style-name="P5"/>
      <text:p text:style-name="P7"><text:span text:style-name="T1">Ejercicio 7:</text:span> <text:span text:style-name="T13">Perfecto (10/10).</text:span></text:p>
      <text:p text:style-name="P5"/>
      <text:p text:style-name="P7"><text:span text:style-name="T1">Ejercicio 8:</text:span> <text:span text:style-name="T12">Perfecto (10/10). </text:span></text:p>
      <text:p text:style-name="P5"/>
      <text:p text:style-name="P7"><text:span text:style-name="T1">Ejercicio 9:</text:span> <text:span text:style-name="T13">Perfecto (10/10).</text:span></text:p>
      <text:p text:style-name="P5"/>
      <text:p text:style-name="P3"><text:span text:style-name="T1">Nota: </text:span><text:span text:style-name="T9">10 (así da gusto corregir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7:07:40.110292244</dc:date>
    <meta:editing-duration>PT1H28M44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2" meta:character-count="303" meta:non-whitespace-character-count="270"/>
  </office:meta>
</office:document-meta>
</file>